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27654" officeooo:paragraph-rsid="00027654"/>
    </style:style>
    <style:style style:name="P2" style:family="paragraph" style:parent-style-name="Standard">
      <style:text-properties officeooo:paragraph-rsid="00027654"/>
    </style:style>
    <style:style style:name="P3" style:family="paragraph" style:parent-style-name="Standard">
      <style:text-properties officeooo:paragraph-rsid="00027654"/>
    </style:style>
    <style:style style:name="P4" style:family="paragraph" style:parent-style-name="Standard">
      <style:text-properties officeooo:rsid="00027654" officeooo:paragraph-rsid="00027654"/>
    </style:style>
    <style:style style:name="P5" style:family="paragraph" style:parent-style-name="Standard">
      <style:text-properties officeooo:rsid="00027654" officeooo:paragraph-rsid="00063d56"/>
    </style:style>
    <style:style style:name="P6" style:family="paragraph" style:parent-style-name="Standard">
      <style:text-properties officeooo:paragraph-rsid="00063d56"/>
    </style:style>
    <style:style style:name="T1" style:family="text">
      <style:text-properties officeooo:rsid="00027654"/>
    </style:style>
    <style:style style:name="T2" style:family="text">
      <style:text-properties officeooo:rsid="00032044"/>
    </style:style>
    <style:style style:name="T3" style:family="text">
      <style:text-properties officeooo:rsid="0004e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 1</text:p>
      <text:p text:style-name="P1"/>
      <text:p text:style-name="P1"><text:tab/>Proportion des vente par catégorie de produits</text:p>
      <text:p text:style-name="P1"><text:tab/><text:tab/>Augmentation de la nourriture, stabilité de la partie bien de conso, arrêt du high tech</text:p>
      <text:p text:style-name="P1"><text:tab/><text:tab/><text:tab/>l’Arrêt du high tech a provoqué une légère baisse du CA mais devrais être <text:tab/><text:tab/><text:tab/><text:tab/>compensé très rapidement par la nourriture.</text:p>
      <text:p text:style-name="P2"><text:span text:style-name="T1"><text:tab/></text:span>évolution du chiffre d'affaires <text:span text:style-name="T1">(voir au dessus)</text:span></text:p>
      <text:p text:style-name="P2"><text:tab/><text:tab/><text:span text:style-name="T3">point chiffre d’affaire pas de baisse sur l’année</text:span></text:p>
      <text:p text:style-name="P2"><text:tab/><text:tab/><text:span text:style-name="T3">point Proportion CA high tech et bien de conso &gt;50 %</text:span></text:p>
      <text:p text:style-name="P2"><text:tab/></text:p>
      <text:p text:style-name="P1"><text:s/></text:p>
      <text:p text:style-name="P1">Slide 2</text:p>
      <text:p text:style-name="P1"/>
      <text:p text:style-name="P2"><text:span text:style-name="T1"><text:tab/></text:span>évolution du nombre d'achats des clients </text:p>
      <text:p text:style-name="P1"><text:tab/> évolution du chiffre d'affaires </text:p>
      <text:p text:style-name="P1"><text:tab/><text:tab/>introduction au panier moyens : le panier moyen devrais baisser, mais on a plus de <text:tab/><text:tab/><text:tab/>panier</text:p>
      <text:p text:style-name="P1"/>
      <text:p text:style-name="P1">Slide 3</text:p>
      <text:p text:style-name="P1"><text:tab/></text:p>
      <text:p text:style-name="P6"><text:span text:style-name="T1"><text:tab/></text:span>évolution du nombre de visites sur le site web au cours du temps ;</text:p>
      <text:p text:style-name="P6"><text:tab/>évolution du ratio (nombre d’achats des clients)/(nombre de visites) au cours du temps ;</text:p>
      <text:p text:style-name="P6"><text:tab/><text:tab/><text:span text:style-name="T2">on a une très forte augmentation du nombre de visite mais une « faible » augmentation <text:tab/><text:tab/><text:tab/>des ventes le ratio baisse de manière exponentiel.</text:span></text:p>
      <text:p text:style-name="P6"><text:span text:style-name="T1"><text:tab/></text:span><text:tab/></text:p>
      <text:p text:style-name="P1"/>
      <text:p text:style-name="P1">Slide 4</text:p>
      <text:p text:style-name="P1"><text:tab/></text:p>
      <text:p text:style-name="P6"><text:span text:style-name="T1"><text:tab/></text:span>montant des achats des clients (montant du panier) ;</text:p>
      <text:p text:style-name="P5"><text:tab/><text:tab/>panier moyen se situant entre 35 et 45€ (montant des courses).</text:p>
      <text:p text:style-name="P1"/>
      <text:p text:style-name="P1">Slide 5</text:p>
      <text:p text:style-name="P1"/>
      <text:p text:style-name="P2"><text:span text:style-name="T1"><text:tab/></text:span>temps passé par les visiteurs sur le site web (pour les sessions ayant abouti à un achat) ;</text:p>
      <text:p text:style-name="P2"><text:tab/>évolution de la variabilité du temps passé par les visiteurs sur le site web (pour les sessions <text:tab/>ayant abouti à un achat).</text:p>
      <text:p text:style-name="P2"><text:tab/><text:tab/><text:span text:style-name="T2">La variabilité augmente car les clients sont nouveaux mais aussi la nourriture est un <text:tab/><text:tab/><text:tab/>achats régul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0:43:54.881394202</meta:creation-date>
    <dc:date>2022-04-05T17:47:16.719538964</dc:date>
    <meta:editing-duration>PT1H39M17S</meta:editing-duration>
    <meta:editing-cycles>2</meta:editing-cycles>
    <meta:generator>LibreOffice/7.3.1.3$Linux_X86_64 LibreOffice_project/30$Build-3</meta:generator>
    <meta:document-statistic meta:table-count="0" meta:image-count="0" meta:object-count="0" meta:page-count="1" meta:paragraph-count="27" meta:word-count="232" meta:character-count="1361" meta:non-whitespace-character-count="1102"/>
  </office:meta>
</office:document-meta>
</file>